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! Aqui está um “como-usar” <text:span text:style-name="Strong_20_Emphasis">prático</text:span> do híbrido (visual + texto) no <text:span text:style-name="Strong_20_Emphasis">J_360</text:span> — direto para acoplar no seu fluxo de runs com guardrails.</text:p>
      <text:h text:style-name="Heading_20_1" text:outline-level="1">1) Ideia em 1 frase</text:h>
      <text:p text:style-name="Text_20_body"><text:span text:style-name="Strong_20_Emphasis">Primeiro</text:span> achamos <text:span text:style-name="Strong_20_Emphasis">páginas</text:span> por sinais visuais (assinatura, selos, tabelas, carimbos). <text:span text:style-name="Strong_20_Emphasis">Depois</text:span> refinamos dentro dessas páginas com <text:span text:style-name="Strong_20_Emphasis">busca textual</text:span> (cláusulas, multas, prazos). A resposta <text:span text:style-name="Strong_20_Emphasis">cita o trecho</text:span> e, quando houver, <text:span text:style-name="Strong_20_Emphasis">mostra o recorte (bbox)</text:span>. Ações sensíveis pedem <text:span text:style-name="Strong_20_Emphasis">confirmação humana</text:span>.</text:p>
      <text:p text:style-name="Horizontal_20_Line"/>
      <text:h text:style-name="Heading_20_1" text:outline-level="1">2) Tools do J_360 (mínimo recomendado)</text:h>
      <text:p text:style-name="Text_20_body">Declare 3 tools (no <text:span text:style-name="Source_20_Text">agentProfile.tools</text:span>) com os campos que você já usa (auth/scopes, schemas, guardrails):</text:p>
      <text:p text:style-name="P1"><text:span text:style-name="Source_20_Text">[</text:span></text:p>
      <text:p text:style-name="P1"><text:span text:style-name="Source_20_Text"><text:s text:c="2"/>{</text:span></text:p>
      <text:p text:style-name="P1"><text:span text:style-name="Source_20_Text"><text:s text:c="4"/>"name": "contract.parseVisual",</text:span></text:p>
      <text:p text:style-name="P1"><text:span text:style-name="Source_20_Text"><text:s text:c="4"/>"description": "Detecção visual + OCR layout-aware por página.",</text:span></text:p>
      <text:p text:style-name="P1"><text:span text:style-name="Source_20_Text"><text:s text:c="4"/>"url_by_env": { "dev": "/j360/contract/parse-visual" },</text:span></text:p>
      <text:p text:style-name="P1"><text:span text:style-name="Source_20_Text"><text:s text:c="4"/>"method": "POST",</text:span></text:p>
      <text:p text:style-name="P1"><text:span text:style-name="Source_20_Text"><text:s text:c="4"/>"auth": { "type":"bearer", "scopes":["law:contract:read"] },</text:span></text:p>
      <text:p text:style-name="P1"><text:span text:style-name="Source_20_Text"><text:s text:c="4"/>"inputSchema": {</text:span></text:p>
      <text:p text:style-name="P1"><text:span text:style-name="Source_20_Text"><text:s text:c="6"/>"type":"object",</text:span></text:p>
      <text:p text:style-name="P1"><text:span text:style-name="Source_20_Text"><text:s text:c="6"/>"required":["source"],</text:span></text:p>
      <text:p text:style-name="P1"><text:span text:style-name="Source_20_Text"><text:s text:c="6"/>"properties":{</text:span></text:p>
      <text:p text:style-name="P1"><text:span text:style-name="Source_20_Text"><text:s text:c="8"/>"source":{"type":"object","properties":{"type":{"enum":["upload","url"]},"value":{"type":"string"}}},</text:span></text:p>
      <text:p text:style-name="P1"><text:span text:style-name="Source_20_Text"><text:s text:c="8"/>"detect":{"type":"array","items":{"enum":["signature","stamp","table","watermark"]}},</text:span></text:p>
      <text:p text:style-name="P1"><text:span text:style-name="Source_20_Text"><text:s text:c="8"/>"ocr":{"type":"string","enum":["layout","plain"],"default":"layout"}</text:span></text:p>
      <text:p text:style-name="P1"><text:span text:style-name="Source_20_Text"><text:s text:c="6"/>}</text:span></text:p>
      <text:p text:style-name="P1"><text:span text:style-name="Source_20_Text"><text:s text:c="4"/>},</text:span></text:p>
      <text:p text:style-name="P1"><text:span text:style-name="Source_20_Text"><text:s text:c="4"/>"outputSchema": {</text:span></text:p>
      <text:p text:style-name="P1"><text:span text:style-name="Source_20_Text"><text:s text:c="6"/>"type":"object",</text:span></text:p>
      <text:p text:style-name="P1"><text:span text:style-name="Source_20_Text"><text:s text:c="6"/>"properties":{</text:span></text:p>
      <text:p text:style-name="P1"><text:span text:style-name="Source_20_Text"><text:s text:c="8"/>"pages":{"type":"array","items":{</text:span></text:p>
      <text:p text:style-name="P1"><text:span text:style-name="Source_20_Text"><text:s text:c="10"/>"type":"object",</text:span></text:p>
      <text:p text:style-name="P1"><text:span text:style-name="Source_20_Text"><text:s text:c="10"/>"properties":{</text:span></text:p>
      <text:p text:style-name="P1"><text:span text:style-name="Source_20_Text"><text:s text:c="12"/>"page": {"type":"integer"},</text:span></text:p>
      <text:p text:style-name="P1"><text:span text:style-name="Source_20_Text"><text:s text:c="12"/>"text": {"type":"string"},</text:span></text:p>
      <text:p text:style-name="P1"><text:span text:style-name="Source_20_Text"><text:s text:c="12"/>"hits_visual":{"type":"array","items":{"type":"object","properties":{</text:span></text:p>
      <text:p text:style-name="P1"><text:span text:style-name="Source_20_Text"><text:s text:c="14"/>"type":{"type":"string"},</text:span></text:p>
      <text:p text:style-name="P1"><text:span text:style-name="Source_20_Text"><text:s text:c="14"/>"bbox":{"type":"array","items":{"type":"number"},"minItems":4,"maxItems":4},</text:span></text:p>
      <text:p text:style-name="P1"><text:span text:style-name="Source_20_Text"><text:s text:c="14"/>"confidence":{"type":"number"}</text:span></text:p>
      <text:p text:style-name="P1"><text:span text:style-name="Source_20_Text"><text:s text:c="12"/>}}}</text:span></text:p>
      <text:p text:style-name="P1"><text:span text:style-name="Source_20_Text"><text:s text:c="10"/>}</text:span></text:p>
      <text:p text:style-name="P1"><text:span text:style-name="Source_20_Text"><text:s text:c="8"/>}}</text:span></text:p>
      <text:p text:style-name="P1"><text:span text:style-name="Source_20_Text"><text:s text:c="6"/>}</text:span></text:p>
      <text:p text:style-name="P1"><text:span text:style-name="Source_20_Text"><text:s text:c="4"/>},</text:span></text:p>
      <text:p text:style-name="P1"><text:span text:style-name="Source_20_Text"><text:s text:c="4"/>"simulateFirst": true,</text:span></text:p>
      <text:p text:style-name="P1"><text:span text:style-name="Source_20_Text"><text:s text:c="4"/>"timeoutMs": 12000</text:span></text:p>
      <text:p text:style-name="P1"><text:span text:style-name="Source_20_Text"><text:s text:c="2"/>},</text:span></text:p>
      <text:p text:style-name="P1"><text:span text:style-name="Source_20_Text"><text:s text:c="2"/>{</text:span></text:p>
      <text:p text:style-name="P1"><text:span text:style-name="Source_20_Text"><text:s text:c="4"/>"name": "rag.searchLaw",</text:span></text:p>
      <text:p text:style-name="P1"><text:soft-page-break/><text:span text:style-name="Source_20_Text"><text:s text:c="4"/>"description": "RAG em coleções (LGPD, CVM, Civil, Tributário).",</text:span></text:p>
      <text:p text:style-name="P1"><text:span text:style-name="Source_20_Text"><text:s text:c="4"/>"url_by_env": { "dev": "/j360/rag/search-law" },</text:span></text:p>
      <text:p text:style-name="P1"><text:span text:style-name="Source_20_Text"><text:s text:c="4"/>"method":"POST",</text:span></text:p>
      <text:p text:style-name="P1"><text:span text:style-name="Source_20_Text"><text:s text:c="4"/>"auth": { "type":"bearer", "scopes":["law:rag:read"] },</text:span></text:p>
      <text:p text:style-name="P1"><text:span text:style-name="Source_20_Text"><text:s text:c="4"/>"inputSchema":{</text:span></text:p>
      <text:p text:style-name="P1"><text:span text:style-name="Source_20_Text"><text:s text:c="6"/>"type":"object",</text:span></text:p>
      <text:p text:style-name="P1"><text:span text:style-name="Source_20_Text"><text:s text:c="6"/>"required":["query","domains","jurisdiction"],</text:span></text:p>
      <text:p text:style-name="P1"><text:span text:style-name="Source_20_Text"><text:s text:c="6"/>"properties":{</text:span></text:p>
      <text:p text:style-name="P1"><text:span text:style-name="Source_20_Text"><text:s text:c="8"/>"query":{"type":"string"},</text:span></text:p>
      <text:p text:style-name="P1"><text:span text:style-name="Source_20_Text"><text:s text:c="8"/>"domains":{"type":"array","items":{"enum":["lgpd","cvm","civil","consumidor","tributario","imobiliario"]}},</text:span></text:p>
      <text:p text:style-name="P1"><text:span text:style-name="Source_20_Text"><text:s text:c="8"/>"jurisdiction":{"type":"string","enum":["BR"]},</text:span></text:p>
      <text:p text:style-name="P1"><text:span text:style-name="Source_20_Text"><text:s text:c="8"/>"restrict_to_pages":{"type":"array","items":{"type":"integer"}}</text:span></text:p>
      <text:p text:style-name="P1"><text:span text:style-name="Source_20_Text"><text:s text:c="6"/>}</text:span></text:p>
      <text:p text:style-name="P1"><text:span text:style-name="Source_20_Text"><text:s text:c="4"/>},</text:span></text:p>
      <text:p text:style-name="P1"><text:span text:style-name="Source_20_Text"><text:s text:c="4"/>"outputSchema":{</text:span></text:p>
      <text:p text:style-name="P1"><text:span text:style-name="Source_20_Text"><text:s text:c="6"/>"type":"object",</text:span></text:p>
      <text:p text:style-name="P1"><text:span text:style-name="Source_20_Text"><text:s text:c="6"/>"properties":{</text:span></text:p>
      <text:p text:style-name="P1"><text:span text:style-name="Source_20_Text"><text:s text:c="8"/>"hits":{"type":"array","items":{"type":"object","properties":{</text:span></text:p>
      <text:p text:style-name="P1"><text:span text:style-name="Source_20_Text"><text:s text:c="10"/>"source":{"type":"string"},</text:span></text:p>
      <text:p text:style-name="P1"><text:span text:style-name="Source_20_Text"><text:s text:c="10"/>"snippet":{"type":"string"},</text:span></text:p>
      <text:p text:style-name="P1"><text:span text:style-name="Source_20_Text"><text:s text:c="10"/>"relevance":{"type":"number"},</text:span></text:p>
      <text:p text:style-name="P1"><text:span text:style-name="Source_20_Text"><text:s text:c="10"/>"ref":{"type":"string"}</text:span></text:p>
      <text:p text:style-name="P1"><text:span text:style-name="Source_20_Text"><text:s text:c="8"/>}}}}</text:span></text:p>
      <text:p text:style-name="P1"><text:span text:style-name="Source_20_Text"><text:s text:c="4"/>}</text:span></text:p>
      <text:p text:style-name="P1"><text:span text:style-name="Source_20_Text"><text:s text:c="2"/>},</text:span></text:p>
      <text:p text:style-name="P1"><text:span text:style-name="Source_20_Text"><text:s text:c="2"/>{</text:span></text:p>
      <text:p text:style-name="P1"><text:span text:style-name="Source_20_Text"><text:s text:c="4"/>"name": "doc.generateOpinion",</text:span></text:p>
      <text:p text:style-name="P1"><text:span text:style-name="Source_20_Text"><text:s text:c="4"/>"description": "Gera parecer/minuta com citações e anexos (preview).",</text:span></text:p>
      <text:p text:style-name="P1"><text:span text:style-name="Source_20_Text"><text:s text:c="4"/>"url_by_env": { "dev": "/j360/doc/generate-opinion" },</text:span></text:p>
      <text:p text:style-name="P1"><text:span text:style-name="Source_20_Text"><text:s text:c="4"/>"method":"POST",</text:span></text:p>
      <text:p text:style-name="P1"><text:span text:style-name="Source_20_Text"><text:s text:c="4"/>"auth": { "type":"bearer", "scopes":["law:opinion:write"] },</text:span></text:p>
      <text:p text:style-name="P1"><text:span text:style-name="Source_20_Text"><text:s text:c="4"/>"inputSchema":{</text:span></text:p>
      <text:p text:style-name="P1"><text:span text:style-name="Source_20_Text"><text:s text:c="6"/>"type":"object",</text:span></text:p>
      <text:p text:style-name="P1"><text:span text:style-name="Source_20_Text"><text:s text:c="6"/>"required":["title","facts","citations"],</text:span></text:p>
      <text:p text:style-name="P1"><text:span text:style-name="Source_20_Text"><text:s text:c="6"/>"properties":{</text:span></text:p>
      <text:p text:style-name="P1"><text:span text:style-name="Source_20_Text"><text:s text:c="8"/>"title":{"type":"string"},</text:span></text:p>
      <text:p text:style-name="P1"><text:span text:style-name="Source_20_Text"><text:s text:c="8"/>"facts":{"type":"string"},</text:span></text:p>
      <text:p text:style-name="P1"><text:span text:style-name="Source_20_Text"><text:s text:c="8"/>"citations":{"type":"array","items":{"type":"object","properties":{</text:span></text:p>
      <text:p text:style-name="P1"><text:span text:style-name="Source_20_Text"><text:s text:c="10"/>"type":{"enum":["law","case","contract_text","visual_bbox"]},</text:span></text:p>
      <text:p text:style-name="P1"><text:span text:style-name="Source_20_Text"><text:s text:c="10"/>"ref":{"type":"string"},</text:span></text:p>
      <text:p text:style-name="P1"><text:span text:style-name="Source_20_Text"><text:s text:c="10"/>"page":{"type":["integer","null"]},</text:span></text:p>
      <text:p text:style-name="P1"><text:span text:style-name="Source_20_Text"><text:s text:c="10"/>"bbox":{"type":["array","null"],"items":{"type":"number"}}</text:span></text:p>
      <text:p text:style-name="P1"><text:span text:style-name="Source_20_Text"><text:s text:c="8"/>}}}}</text:span></text:p>
      <text:p text:style-name="P1"><text:span text:style-name="Source_20_Text"><text:s text:c="4"/>},</text:span></text:p>
      <text:p text:style-name="P1"><text:span text:style-name="Source_20_Text"><text:s text:c="4"/>"outputSchema":{"type":"object","properties":{"previewUrl":{"type":"string"},"format":{"enum":["md","pdf","odt"]}}},</text:span></text:p>
      <text:p text:style-name="P1"><text:span text:style-name="Source_20_Text"><text:s text:c="4"/>"requires_confirmation": true</text:span></text:p>
      <text:p text:style-name="P1"><text:span text:style-name="Source_20_Text"><text:s text:c="2"/>}</text:span></text:p>
      <text:p text:style-name="P2"><text:span text:style-name="Source_20_Text">]</text:span></text:p>
      <text:p text:style-name="Horizontal_20_Line"/>
      <text:h text:style-name="Heading_20_1" text:outline-level="1">3) Fluxo de execução (passo a passo)</text:h>
      <text:list xml:id="list662744449" text:style-name="L1">
        <text:list-item>
          <text:p text:style-name="P5"><text:span text:style-name="Strong_20_Emphasis">Simular</text:span> <text:span text:style-name="Source_20_Text">contract.parseVisual</text:span><text:line-break/>Entrada mínima:</text:p>
          <text:p text:style-name="P3"><text:span text:style-name="Source_20_Text">{</text:span></text:p>
          <text:p text:style-name="P3"><text:span text:style-name="Source_20_Text"><text:s text:c="2"/>"source": {"type":"upload","value":"file_id_abc"},</text:span></text:p>
          <text:p text:style-name="P3"><text:span text:style-name="Source_20_Text"><text:s text:c="2"/>"detect": ["signature","stamp","table"],</text:span></text:p>
          <text:p text:style-name="P3"><text:soft-page-break/><text:span text:style-name="Source_20_Text"><text:s text:c="2"/>"ocr": "layout"</text:span></text:p>
          <text:p text:style-name="P4"><text:span text:style-name="Source_20_Text">}</text:span></text:p>
          <text:p text:style-name="P5">Retorna páginas com <text:span text:style-name="Source_20_Text">text</text:span> + <text:span text:style-name="Source_20_Text">hits_visual</text:span> (<text:span text:style-name="Source_20_Text">type</text:span>, <text:span text:style-name="Source_20_Text">bbox</text:span>, <text:span text:style-name="Source_20_Text">confidence</text:span>).</text:p>
        </text:list-item>
        <text:list-item>
          <text:p text:style-name="P5"><text:span text:style-name="Strong_20_Emphasis">Refinar por texto</text:span> com <text:span text:style-name="Source_20_Text">rag.searchLaw</text:span></text:p>
          <text:list>
            <text:list-item>
              <text:p text:style-name="P5">Monte a <text:span text:style-name="Strong_20_Emphasis">query</text:span> a partir dos trechos extraídos (ex.: “multa rescisória”, “vício oculto”).</text:p>
            </text:list-item>
            <text:list-item>
              <text:p text:style-name="P5">Use <text:span text:style-name="Source_20_Text">restrict_to_pages</text:span> com as páginas retornadas no passo 1 (quando fizer sentido).</text:p>
            </text:list-item>
            <text:list-item>
              <text:p text:style-name="P5">Receba <text:span text:style-name="Strong_20_Emphasis">hits</text:span> com trechos + referências (LGPD/CVM/Civil etc.).</text:p>
            </text:list-item>
          </text:list>
        </text:list-item>
        <text:list-item>
          <text:p text:style-name="P5"><text:span text:style-name="Strong_20_Emphasis">Montar a resposta do J_360</text:span></text:p>
          <text:list>
            <text:list-item>
              <text:p text:style-name="P5"><text:span text:style-name="Strong_20_Emphasis">Cite</text:span> o <text:span text:style-name="Strong_20_Emphasis">texto</text:span> (trecho da cláusula) <text:span text:style-name="Strong_20_Emphasis">e</text:span> anexe os <text:span text:style-name="Strong_20_Emphasis">recortes visuais</text:span> (bbox) relevantes.</text:p>
            </text:list-item>
            <text:list-item>
              <text:p text:style-name="P5">Estruture em: <text:span text:style-name="Emphasis">Achados → Cláusulas → Fundamentos (RAG) → Riscos → Recomendações</text:span>.</text:p>
            </text:list-item>
          </text:list>
        </text:list-item>
        <text:list-item>
          <text:p text:style-name="P5"><text:span text:style-name="Strong_20_Emphasis">Gerar documento (preview) e Confirmar</text:span></text:p>
          <text:list>
            <text:list-item>
              <text:p text:style-name="P5">Chame <text:span text:style-name="Source_20_Text">doc.generateOpinion</text:span> com <text:span text:style-name="Source_20_Text">facts</text:span> e a lista de <text:span text:style-name="Source_20_Text">citations</text:span> (inclua <text:span text:style-name="Source_20_Text">type: "visual_bbox"</text:span> com <text:span text:style-name="Source_20_Text">page</text:span> e <text:span text:style-name="Source_20_Text">bbox</text:span>).</text:p>
            </text:list-item>
            <text:list-item>
              <text:p text:style-name="P5">O usuário revisa o <text:span text:style-name="Strong_20_Emphasis">preview</text:span> → <text:span text:style-name="Strong_20_Emphasis">Confirma</text:span> → só então sai do status <text:span text:style-name="Source_20_Text">pending_confirmation</text:span> para <text:span text:style-name="Strong_20_Emphasis">executado</text:span>.</text:p>
            </text:list-item>
          </text:list>
        </text:list-item>
      </text:list>
      <text:p text:style-name="Horizontal_20_Line"/>
      <text:h text:style-name="Heading_20_1" text:outline-level="1">4) Como exibir no UI (resumo)</text:h>
      <text:list xml:id="list2529906448" text:style-name="L2">
        <text:list-item>
          <text:p text:style-name="P6">Mostre <text:span text:style-name="Strong_20_Emphasis">chips</text:span> por página (ex.: “Pág. 7: assinatura (0.93)”).</text:p>
        </text:list-item>
        <text:list-item>
          <text:p text:style-name="P6">Ao clicar no chip, renderize o <text:span text:style-name="Strong_20_Emphasis">recorte</text:span> (bbox).</text:p>
        </text:list-item>
        <text:list-item>
          <text:p text:style-name="P6">Ao lado, o <text:span text:style-name="Strong_20_Emphasis">trecho textual</text:span> da cláusula daquela página (com <text:span text:style-name="Emphasis">highlight</text:span>).</text:p>
        </text:list-item>
        <text:list-item>
          <text:p text:style-name="P6">No rodapé, <text:span text:style-name="Strong_20_Emphasis">Citações RAG</text:span> (lei/artigo/inciso + link).</text:p>
        </text:list-item>
        <text:list-item>
          <text:p text:style-name="P6">Botões: <text:span text:style-name="Strong_20_Emphasis">Simular de novo</text:span> | <text:span text:style-name="Strong_20_Emphasis">Gerar parecer (preview)</text:span> | <text:span text:style-name="Strong_20_Emphasis">Confirmar envio</text:span>.</text:p>
        </text:list-item>
      </text:list>
      <text:p text:style-name="Horizontal_20_Line"/>
      <text:h text:style-name="Heading_20_1" text:outline-level="1">5) Regras de guardrail (prontas para o roteador)</text:h>
      <text:list xml:id="list1043239781" text:style-name="L3">
        <text:list-item>
          <text:p text:style-name="P7"><text:span text:style-name="Source_20_Text">simulateFirst: true</text:span> para <text:span text:style-name="Source_20_Text">contract.parseVisual</text:span> e para qualquer “gerar documento”.</text:p>
        </text:list-item>
        <text:list-item>
          <text:p text:style-name="P7"><text:span text:style-name="Source_20_Text">requires_confirmation: true</text:span> se:</text:p>
          <text:list>
            <text:list-item>
              <text:p text:style-name="P7">houver <text:span text:style-name="Strong_20_Emphasis">visual crítico</text:span> (assinatura/selo) <text:span text:style-name="Strong_20_Emphasis">e</text:span> a conclusão depender disso;</text:p>
            </text:list-item>
            <text:list-item>
              <text:p text:style-name="P7"><text:soft-page-break/><text:span text:style-name="Source_20_Text">doc.generateOpinion</text:span> for exportado/enviado;</text:p>
            </text:list-item>
            <text:list-item>
              <text:p text:style-name="P7">tamanho &gt; X MB <text:span text:style-name="Strong_20_Emphasis">ou</text:span> custo &gt; Y (limiares do projeto).</text:p>
            </text:list-item>
          </text:list>
        </text:list-item>
        <text:list-item>
          <text:p text:style-name="P7"><text:span text:style-name="Strong_20_Emphasis">Mascarar PII</text:span> (nome, CPF, e-mail) nos logs de request/response.</text:p>
        </text:list-item>
      </text:list>
      <text:p text:style-name="Horizontal_20_Line"/>
      <text:h text:style-name="Heading_20_1" text:outline-level="1">6) Exemplos de respostas (do agente para o usuário)</text:h>
      <text:p text:style-name="Text_20_body"><text:span text:style-name="Strong_20_Emphasis">Achado (texto + bbox)</text:span></text:p>
      <text:p text:style-name="P1"><text:span text:style-name="Source_20_Text">Cláusula de Multa (Pág. 5)</text:span></text:p>
      <text:p text:style-name="P1"><text:span text:style-name="Source_20_Text">Trecho: “Em caso de rescisão antecipada, incidirá multa de 20% sobre as parcelas restantes…”</text:span></text:p>
      <text:p text:style-name="P2"><text:span text:style-name="Source_20_Text">Evidência visual: assinatura do Locatário detectada (conf. 0.92) – Pág. 7, bbox [122, 1645, 486, 1782].</text:span></text:p>
      <text:p text:style-name="Text_20_body"><text:span text:style-name="Strong_20_Emphasis">Fundamentos (RAG)</text:span></text:p>
      <text:p text:style-name="P1"><text:span text:style-name="Source_20_Text">Cód. Civil – art. 413 (redução equitativa da pena contratual) – relevância 0.88</text:span></text:p>
      <text:p text:style-name="P2"><text:span text:style-name="Source_20_Text">CDC – art. 51, IV (cláusulas abusivas) – relevância 0.83</text:span></text:p>
      <text:p text:style-name="Text_20_body"><text:span text:style-name="Strong_20_Emphasis">Recomendação</text:span></text:p>
      <text:p text:style-name="P2"><text:span text:style-name="Source_20_Text">Rever multa para patamar proporcional ao tempo remanescente; manter assinatura eletrônica qualificada (art. 10, §2º, MP 2.200-2/2001).</text:span></text:p>
      <text:p text:style-name="Horizontal_20_Line"/>
      <text:h text:style-name="Heading_20_1" text:outline-level="1">7) Auditoria mínima por run</text:h>
      <text:p text:style-name="Text_20_body">Grave no run:</text:p>
      <text:list xml:id="list699357904" text:style-name="L4">
        <text:list-item>
          <text:p text:style-name="P8"><text:span text:style-name="Source_20_Text">pages_considered: [5,7]</text:span></text:p>
        </text:list-item>
        <text:list-item>
          <text:p text:style-name="P8"><text:span text:style-name="Source_20_Text">citations</text:span>: leis e refs</text:p>
        </text:list-item>
        <text:list-item>
          <text:p text:style-name="P8"><text:span text:style-name="Source_20_Text">visual_proofs</text:span>: <text:span text:style-name="Source_20_Text">{ page, bbox, sha256(page_image) }</text:span></text:p>
        </text:list-item>
        <text:list-item>
          <text:p text:style-name="P8"><text:span text:style-name="Source_20_Text">cost.estimated/actual</text:span></text:p>
        </text:list-item>
        <text:list-item>
          <text:p text:style-name="P8"><text:span text:style-name="Source_20_Text">confirmation.user_id + timestamp</text:span> (se acionado)</text:p>
        </text:list-item>
      </text:list>
      <text:p text:style-name="Horizontal_20_Line"/>
      <text:h text:style-name="Heading_20_1" text:outline-level="1">8) Quando escolher só texto, só visual ou híbrido</text:h>
      <text:list xml:id="list289005164" text:style-name="L5">
        <text:list-item>
          <text:p text:style-name="P9"><text:span text:style-name="Strong_20_Emphasis">Só texto</text:span>: “Qual a multa?” “Há cláusula de resolução?”</text:p>
        </text:list-item>
        <text:list-item>
          <text:p text:style-name="P9"><text:span text:style-name="Strong_20_Emphasis">Só visual</text:span>: “Existe carimbo da prefeitura?” “Assinou todas as páginas?”</text:p>
        </text:list-item>
        <text:list-item>
          <text:p text:style-name="P9"><text:soft-page-break/><text:span text:style-name="Strong_20_Emphasis">Híbrido (recomendado)</text:span>: “A multa está assinada/aprovada?” “Este anexo com tabela foi carimbado?”</text:p>
        </text:list-item>
      </text:list>
      <text:p text:style-name="Horizontal_20_Line"/>
      <text:p text:style-name="Text_20_body">Se quiser, eu <text:span text:style-name="Strong_20_Emphasis">insiro essa seção no guia do J_360</text:span> do canvas e deixo um <text:span text:style-name="Strong_20_Emphasis">checklist acionável</text:span> com os campos exatos que o formulário do seu painel precisa pedir (upload/URL, detect[], domínio RAG, confirmar envio).</text:p>
      <text:p text:style-name="Text_20_body">Aqui vai o comparativo, sem rodeios:</text:p>
      <text:h text:style-name="Heading_20_1" text:outline-level="1">RAG “tradicional” (texto) vs RAG “visual” (multimodal)</text:h>
      <text:h text:style-name="Heading_20_2" text:outline-level="2">O que é cada um</text:h>
      <text:list xml:id="list2682118991" text:style-name="L6">
        <text:list-item>
          <text:p text:style-name="P10"><text:span text:style-name="Strong_20_Emphasis">RAG tradicional (texto)</text:span>: você consulta uma base de <text:span text:style-name="Strong_20_Emphasis">documentos textuais</text:span> (ou texto extraído via OCR) com <text:span text:style-name="Strong_20_Emphasis">embeddings de texto</text:span>. O modelo busca trechos relevantes e responde <text:span text:style-name="Strong_20_Emphasis">citando o texto</text:span>.</text:p>
        </text:list-item>
        <text:list-item>
          <text:p text:style-name="P10"><text:span text:style-name="Strong_20_Emphasis">RAG visual (multimodal)</text:span>: além do texto, indexa e busca também <text:span text:style-name="Strong_20_Emphasis">imagens, páginas de PDF como imagem, tabelas, selos, carimbos, plantas</text:span> etc., usando <text:span text:style-name="Strong_20_Emphasis">embeddings visuais</text:span> (tipo CLIP-like) e/ou <text:span text:style-name="Strong_20_Emphasis">DocVQA</text:span>. A resposta pode se apoiar em <text:span text:style-name="Strong_20_Emphasis">regiões visuais</text:span> + texto.</text:p>
        </text:list-item>
      </text:list>
      <text:h text:style-name="Heading_20_2" text:outline-level="2">Pipeline (alto nível)</text:h>
      <text:p text:style-name="Text_20_body"><text:span text:style-name="Strong_20_Emphasis">Tradicional</text:span></text:p>
      <text:list xml:id="list2308379668" text:style-name="L7">
        <text:list-item>
          <text:p text:style-name="P11">Ingestão: PDF/DOCX → <text:span text:style-name="Strong_20_Emphasis">texto</text:span> (OCR se preciso)</text:p>
        </text:list-item>
        <text:list-item>
          <text:p text:style-name="P11">Chunking: janelas de 200–800 tokens, com <text:span text:style-name="Strong_20_Emphasis">embeddings de texto</text:span></text:p>
        </text:list-item>
        <text:list-item>
          <text:p text:style-name="P11">Busca: top-k por similaridade (cosine)</text:p>
        </text:list-item>
        <text:list-item>
          <text:p text:style-name="P11">Resposta: LLM lê trechos e responde, <text:span text:style-name="Strong_20_Emphasis">citando as passagens</text:span></text:p>
        </text:list-item>
      </text:list>
      <text:p text:style-name="Text_20_body"><text:span text:style-name="Strong_20_Emphasis">Visual (3 sabores comuns)</text:span></text:p>
      <text:list xml:id="list389715612" text:style-name="L8">
        <text:list-item>
          <text:p text:style-name="P12"><text:span text:style-name="Strong_20_Emphasis">A) OCR-first (visual→texto)</text:span>: faz <text:span text:style-name="Emphasis">layout-aware OCR</text:span> (mantém colunas/tabelas), vira texto rico → segue o <text:span text:style-name="Strong_20_Emphasis">RAG tradicional</text:span>. (Mais barato/simples; perde sinais puramente visuais.)</text:p>
        </text:list-item>
        <text:list-item>
          <text:p text:style-name="P12"><text:span text:style-name="Strong_20_Emphasis">B) Vision-first (imagem→embedding)</text:span>: indexa <text:span text:style-name="Strong_20_Emphasis">páginas/figuras</text:span> com <text:span text:style-name="Strong_20_Emphasis">embeddings de imagem</text:span>; busca por similaridade visual (útil p/ selos, assinaturas, plantas). Depois faz OCR pontual só nas páginas achadas.</text:p>
        </text:list-item>
        <text:list-item>
          <text:p text:style-name="P12"><text:span text:style-name="Strong_20_Emphasis">C) Híbrido (recomendado)</text:span>: <text:span text:style-name="Strong_20_Emphasis">duas etapas</text:span></text:p>
          <text:list>
            <text:list-item>
              <text:p text:style-name="P12"><text:span text:style-name="Strong_20_Emphasis">Visual recall</text:span> (página/figura) →</text:p>
            </text:list-item>
            <text:list-item>
              <text:p text:style-name="P12"><text:span text:style-name="Strong_20_Emphasis">Text refine</text:span> (trechos daquela página) → resposta com <text:span text:style-name="Strong_20_Emphasis">citações + “recortes” visuais</text:span> (bbox).</text:p>
            </text:list-item>
          </text:list>
        </text:list-item>
      </text:list>
      <text:h text:style-name="Heading_20_2" text:outline-level="2"><text:soft-page-break/>Quando usar cada um</text:h>
      <text:list xml:id="list1699382671" text:style-name="L9">
        <text:list-item>
          <text:p text:style-name="P13"><text:span text:style-name="Strong_20_Emphasis">Só texto basta</text:span> quando:</text:p>
          <text:list>
            <text:list-item>
              <text:p text:style-name="P13">Perguntas são semânticas puramente textuais (“há cláusula de rescisão?”, “prazos/multas?”).</text:p>
            </text:list-item>
            <text:list-item>
              <text:p text:style-name="P13">Documentos já nascem digitais (PDF nativo, contratos da sua base).</text:p>
            </text:list-item>
          </text:list>
        </text:list-item>
        <text:list-item>
          <text:p text:style-name="P13"><text:span text:style-name="Strong_20_Emphasis">Visual é necessário</text:span> quando:</text:p>
          <text:list>
            <text:list-item>
              <text:p text:style-name="P13">Há <text:span text:style-name="Strong_20_Emphasis">selos/carimbos/assinaturas</text:span>, timbres, <text:span text:style-name="Strong_20_Emphasis">tabelas escaneadas</text:span>, plantas, notas fiscais carimbadas.</text:p>
            </text:list-item>
            <text:list-item>
              <text:p text:style-name="P13">Você precisa <text:span text:style-name="Strong_20_Emphasis">apontar </text:span><text:span text:style-name="Strong_20_Emphasis"><text:span text:style-name="Emphasis">onde</text:span></text:span><text:span text:style-name="Strong_20_Emphasis"> no documento</text:span> (bbox) além de citar.</text:p>
            </text:list-item>
            <text:list-item>
              <text:p text:style-name="P13">OCR é fraco (scan ruim) ou o <text:span text:style-name="Strong_20_Emphasis">layout</text:span> é o sinal (colunas, carimbo “PAID”, marca d’água).</text:p>
            </text:list-item>
          </text:list>
        </text:list-item>
      </text:list>
      <text:h text:style-name="Heading_20_2" text:outline-level="2">Erros típicos e como mitigar</text:h>
      <text:list xml:id="list4231866849" text:style-name="L10">
        <text:list-item>
          <text:p text:style-name="P14"><text:span text:style-name="Strong_20_Emphasis">Tradicional</text:span>:</text:p>
          <text:list>
            <text:list-item>
              <text:p text:style-name="P14"><text:span text:style-name="Emphasis">Hallucinação/fora de contexto</text:span>: use top-k menor + re-ranker, <text:span text:style-name="Strong_20_Emphasis">citações obrigatórias</text:span>.</text:p>
            </text:list-item>
            <text:list-item>
              <text:p text:style-name="P14"><text:span text:style-name="Emphasis">OCR ruim vira texto ruim</text:span>: aplique OCR com <text:span text:style-name="Strong_20_Emphasis">layout</text:span> e pós-correção básica.</text:p>
            </text:list-item>
          </text:list>
        </text:list-item>
        <text:list-item>
          <text:p text:style-name="P14"><text:span text:style-name="Strong_20_Emphasis">Visual</text:span>:</text:p>
          <text:list>
            <text:list-item>
              <text:p text:style-name="P14"><text:span text:style-name="Emphasis">Falso-positivo visual</text:span> (confunde selo/assinatura): peça <text:span text:style-name="Strong_20_Emphasis">confirmação humana</text:span> e retenha <text:span text:style-name="Strong_20_Emphasis">snapshots</text:span>.</text:p>
            </text:list-item>
            <text:list-item>
              <text:p text:style-name="P14"><text:span text:style-name="Emphasis">Custo</text:span>: embeddings visuais + imagens pesam; <text:span text:style-name="Strong_20_Emphasis">cache</text:span> por página e <text:span text:style-name="Strong_20_Emphasis">pré-seleção</text:span> por metadado.</text:p>
            </text:list-item>
          </text:list>
        </text:list-item>
      </text:list>
      <text:h text:style-name="Heading_20_2" text:outline-level="2">Como aplicar no seu EIAH (J_360 e afins)</text:h>
      <text:p text:style-name="Text_20_body"><text:span text:style-name="Strong_20_Emphasis">Arquitetura prática (híbrida):</text:span></text:p>
      <text:list xml:id="list3683779833" text:style-name="L11">
        <text:list-item>
          <text:p text:style-name="P15"><text:span text:style-name="Strong_20_Emphasis">Ingestão</text:span></text:p>
          <text:list>
            <text:list-item>
              <text:p text:style-name="P15">Salvar PDF por <text:span text:style-name="Strong_20_Emphasis">página</text:span>: <text:span text:style-name="Source_20_Text">page_image</text:span>, <text:span text:style-name="Source_20_Text">page_text</text:span> (OCR com layout), <text:span text:style-name="Source_20_Text">bbox</text:span> de itens detectados (títulos, tabelas, selos).</text:p>
            </text:list-item>
          </text:list>
        </text:list-item>
        <text:list-item>
          <text:p text:style-name="P15"><text:span text:style-name="Strong_20_Emphasis">Indexação dupla</text:span></text:p>
          <text:list>
            <text:list-item>
              <text:p text:style-name="P15">Vetor <text:span text:style-name="Strong_20_Emphasis">texto</text:span> (chunk por seção/título).</text:p>
            </text:list-item>
            <text:list-item>
              <text:p text:style-name="P15">Vetor <text:span text:style-name="Strong_20_Emphasis">visual</text:span> (por <text:span text:style-name="Strong_20_Emphasis">página/figura</text:span>).</text:p>
            </text:list-item>
          </text:list>
        </text:list-item>
        <text:list-item>
          <text:p text:style-name="P15"><text:span text:style-name="Strong_20_Emphasis">Busca</text:span></text:p>
          <text:list>
            <text:list-item>
              <text:p text:style-name="P15">Consulta → <text:span text:style-name="Strong_20_Emphasis">(1) visual recall</text:span> top-k páginas (se a pergunta exigir sinais visuais) → <text:span text:style-name="Strong_20_Emphasis">(2) text refine</text:span> dentro dessas páginas.</text:p>
            </text:list-item>
          </text:list>
        </text:list-item>
        <text:list-item>
          <text:p text:style-name="P15"><text:span text:style-name="Strong_20_Emphasis">Resposta</text:span></text:p>
          <text:list>
            <text:list-item>
              <text:p text:style-name="P15"><text:soft-page-break/>Fornecer <text:span text:style-name="Strong_20_Emphasis">citações com página e trecho</text:span> + (se houver) <text:span text:style-name="Strong_20_Emphasis">snapshot</text:span> da área (bbox).</text:p>
            </text:list-item>
          </text:list>
        </text:list-item>
        <text:list-item>
          <text:p text:style-name="P15"><text:span text:style-name="Strong_20_Emphasis">Guardrails</text:span></text:p>
          <text:list>
            <text:list-item>
              <text:p text:style-name="P15"><text:span text:style-name="Source_20_Text">requires_confirmation: true</text:span> quando a evidência for <text:span text:style-name="Strong_20_Emphasis">visual crítica</text:span> (assinatura/selo) ou virar <text:span text:style-name="Strong_20_Emphasis">efeito jurídico</text:span>.</text:p>
            </text:list-item>
            <text:list-item>
              <text:p text:style-name="P15">Logar <text:span text:style-name="Source_20_Text">traceId</text:span>, bbox, hash da imagem (provas).</text:p>
            </text:list-item>
          </text:list>
        </text:list-item>
      </text:list>
      <text:p text:style-name="Text_20_body"><text:span text:style-name="Strong_20_Emphasis">No J_360 (exemplos):</text:span></text:p>
      <text:list xml:id="list3149226298" text:style-name="L12">
        <text:list-item>
          <text:p text:style-name="P16">“Este contrato tem <text:span text:style-name="Strong_20_Emphasis">assinatura</text:span> nas últimas páginas?” → <text:span text:style-name="Strong_20_Emphasis">Visual recall</text:span> p/ achar assinaturas → retorna <text:span text:style-name="Strong_20_Emphasis">imagem recortada + citação</text:span>.</text:p>
        </text:list-item>
        <text:list-item>
          <text:p text:style-name="P16">“Qual é a <text:span text:style-name="Strong_20_Emphasis">multa de rescisão</text:span>?” → <text:span text:style-name="Strong_20_Emphasis">Tradicional</text:span>: busca textual; cita cláusula e percentuais.</text:p>
        </text:list-item>
        <text:list-item>
          <text:p text:style-name="P16">“A planta tem <text:span text:style-name="Strong_20_Emphasis">carimbo da prefeitura</text:span>?” → <text:span text:style-name="Strong_20_Emphasis">Visual</text:span>: procura selo; pede <text:span text:style-name="Strong_20_Emphasis">confirmação</text:span> antes de concluir.</text:p>
        </text:list-item>
      </text:list>
      <text:h text:style-name="Heading_20_2" text:outline-level="2">Esquema mínimo de índice (sugestão)</text:h>
      <text:p text:style-name="P1"><text:span text:style-name="Source_20_Text">{</text:span></text:p>
      <text:p text:style-name="P1"><text:span text:style-name="Source_20_Text"><text:s text:c="2"/>"doc_id": "...",</text:span></text:p>
      <text:p text:style-name="P1"><text:span text:style-name="Source_20_Text"><text:s text:c="2"/>"page_no": 7,</text:span></text:p>
      <text:p text:style-name="P1"><text:span text:style-name="Source_20_Text"><text:s text:c="2"/>"modality": "image|text",</text:span></text:p>
      <text:p text:style-name="P1"><text:span text:style-name="Source_20_Text"><text:s text:c="2"/>"mime": "application/pdf",</text:span></text:p>
      <text:p text:style-name="P1"><text:span text:style-name="Source_20_Text"><text:s text:c="2"/>"text": "…chunk…",</text:span></text:p>
      <text:p text:style-name="P1"><text:span text:style-name="Source_20_Text"><text:s text:c="2"/>"emb_text": [ ... ],</text:span></text:p>
      <text:p text:style-name="P1"><text:span text:style-name="Source_20_Text"><text:s text:c="2"/>"emb_image": [ ... ],</text:span></text:p>
      <text:p text:style-name="P1"><text:span text:style-name="Source_20_Text"><text:s text:c="2"/>"boxes": [</text:span></text:p>
      <text:p text:style-name="P1"><text:span text:style-name="Source_20_Text"><text:s text:c="4"/>{ "type": "signature|stamp|table", "bbox": [x1,y1,x2,y2], "conf": 0.91 }</text:span></text:p>
      <text:p text:style-name="P1"><text:span text:style-name="Source_20_Text"><text:s text:c="2"/>],</text:span></text:p>
      <text:p text:style-name="P1"><text:span text:style-name="Source_20_Text"><text:s text:c="2"/>"meta": { "title": "Contrato X", "jurisdiction": "BR", "tags": ["locacao"] }</text:span></text:p>
      <text:p text:style-name="P2"><text:span text:style-name="Source_20_Text">}</text:span></text:p>
      <text:h text:style-name="Heading_20_2" text:outline-level="2">Métricas de qualidade</text:h>
      <text:list xml:id="list4172169236" text:style-name="L13">
        <text:list-item>
          <text:p text:style-name="P17"><text:span text:style-name="Strong_20_Emphasis">Grounding@k</text:span> (resposta cita a evidência correta?)</text:p>
        </text:list-item>
        <text:list-item>
          <text:p text:style-name="P17"><text:span text:style-name="Strong_20_Emphasis">Coverage</text:span> (captura todas as cláusulas pedidas?)</text:p>
        </text:list-item>
        <text:list-item>
          <text:p text:style-name="P17"><text:span text:style-name="Strong_20_Emphasis">Precision visual</text:span> (assinatura/selo detectados corretamente?)</text:p>
        </text:list-item>
        <text:list-item>
          <text:p text:style-name="P17"><text:span text:style-name="Strong_20_Emphasis">Hallucination rate</text:span> e <text:span text:style-name="Strong_20_Emphasis">answerability</text:span> (quando não há evidência, dizer “não encontrado”).</text:p>
        </text:list-item>
      </text:list>
      <text:p text:style-name="Horizontal_20_Line"/>
      <text:h text:style-name="Heading_20_3" text:outline-level="3">TL;DR</text:h>
      <text:list xml:id="list4079475718" text:style-name="L14">
        <text:list-item>
          <text:p text:style-name="P18"><text:span text:style-name="Strong_20_Emphasis">RAG tradicional</text:span>: rápido, barato e ótimo para <text:span text:style-name="Strong_20_Emphasis">perguntas textuais</text:span>.</text:p>
        </text:list-item>
        <text:list-item>
          <text:p text:style-name="P18"><text:span text:style-name="Strong_20_Emphasis">RAG visual</text:span>: essencial quando a <text:span text:style-name="Strong_20_Emphasis">prova está na imagem</text:span> (selos, assinaturas, plantas, tabelas escaneadas).</text:p>
        </text:list-item>
        <text:list-item>
          <text:p text:style-name="P18"><text:span text:style-name="Strong_20_Emphasis">Use híbrido</text:span>: recupere <text:span text:style-name="Strong_20_Emphasis">páginas por visão</text:span> e <text:span text:style-name="Strong_20_Emphasis">trechos por texto</text:span>, cite <text:span text:style-name="Strong_20_Emphasis">texto + bbox</text:span> e peça <text:span text:style-name="Strong_20_Emphasis">confirmação</text:span> em ações sensíveis.</text:p>
        </text:list-item>
      </text:list>
      <text:h text:style-name="Heading_20_5" text:outline-level="5"><text:soft-page-break/>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2T07:48:40.074000000</meta:creation-date>
    <dc:date>2025-10-22T07:50:27.950000000</dc:date>
    <meta:editing-duration>PT1M48S</meta:editing-duration>
    <meta:editing-cycles>1</meta:editing-cycles>
    <meta:document-statistic meta:table-count="0" meta:image-count="0" meta:object-count="0" meta:page-count="8" meta:paragraph-count="217" meta:word-count="1309" meta:character-count="10694" meta:non-whitespace-character-count="9099"/>
    <meta:generator>LibreOffice/7.3.2.2$Windows_X86_64 LibreOffice_project/49f2b1bff42cfccbd8f788c8dc32c1c309559be0</meta:generator>
  </office:meta>
</office:document-meta>
</file>